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4.5mm"/>
    </style:style>
    <style:style style:name="ro1" style:family="table-row">
      <style:table-row-properties style:row-height="7.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21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2mm solid #000000" style:rotation-angle="0" style:vertical-align="bottom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2mm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02mm solid #000000"/>
    </style:style>
    <style:style style:name="ce7" style:family="table-cell" style:parent-style-name="Black_5f_big">
      <style:map style:condition="is-true-formula([$Sheet1.$A9]&lt;=[$Sheet1.$C$5])" style:apply-style-name="Black_5f_big" style:base-cell-address="Sheet1.B9"/>
      <style:map style:condition="is-true-formula([$Sheet1.$A9]&lt;=[$Sheet1.$C$5])" style:apply-style-name="White_5f_borders" style:base-cell-address="Sheet1.B9"/>
    </style:style>
    <style:style style:name="ce8" style:family="table-cell" style:parent-style-name="White_5f_borders">
      <style:table-cell-properties style:vertical-align="middle"/>
      <style:map style:condition="is-true-formula([$Sheet1.$A9]&lt;=[$Sheet1.$C$5])" style:apply-style-name="Black_5f_big" style:base-cell-address="Sheet1.B9"/>
      <style:map style:condition="is-true-formula([$Sheet1.$A9]&lt;=[$Sheet1.$C$5])" style:apply-style-name="White_5f_borders" style:base-cell-address="Sheet1.B9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5037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fo:wrap-option="wrap" fo:border="0.02mm solid #000000"/>
    </style:style>
    <style:style style:name="ce15" style:family="table-cell" style:parent-style-name="White_5f_borders">
      <style:table-cell-properties fo:wrap-option="wrap" style:vertical-align="middle"/>
      <style:map style:condition="is-true-formula([$Sheet1.$A9]&lt;=[$Sheet1.$C$5])" style:apply-style-name="Black" style:base-cell-address="Sheet1.B9"/>
      <style:map style:condition="is-true-formula([$Sheet1.$A9]&lt;=[$Sheet1.$C$5])" style:apply-style-name="White_5f_borders" style:base-cell-address="Sheet1.B9"/>
    </style:style>
    <style:style style:name="ce16" style:family="table-cell" style:parent-style-name="Default">
      <style:table-cell-properties style:text-align-source="fix" style:repeat-content="false" fo:border="0.02mm solid #000000"/>
      <style:paragraph-properties fo:text-align="end" fo:margin-left="0mm"/>
    </style:style>
    <style:style style:name="ce17" style:family="table-cell" style:parent-style-name="White_5f_borders">
      <style:table-cell-properties style:vertical-align="middle"/>
      <style:map style:condition="is-true-formula([$Sheet1.$A9]&lt;=[$Sheet1.$C$5])" style:apply-style-name="Black" style:base-cell-address="Sheet1.B9"/>
      <style:map style:condition="is-true-formula([$Sheet1.$A9]&lt;=[$Sheet1.$C$5])" style:apply-style-name="White_5f_borders" style:base-cell-address="Sheet1.B9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9" style:family="table-cell" style:parent-style-name="White">
      <style:text-properties fo:font-size="8pt" style:font-size-asian="8pt" style:font-size-complex="8pt"/>
      <style:map style:condition="is-true-formula([.E$7]&lt;=[$Sheet1.$C$4])" style:apply-style-name="Black" style:base-cell-address="Sheet1.E7"/>
      <style:map style:condition="is-true-formula([.E$7]&gt;[$Sheet1.$C$4])" style:apply-style-name="White" style:base-cell-address="Sheet1.E7"/>
    </style:style>
    <style:style style:name="ce20" style:family="table-cell" style:parent-style-name="White" style:data-style-name="N5037">
      <style:table-cell-properties style:rotation-angle="90"/>
      <style:text-properties fo:font-size="8pt" style:font-size-asian="8pt" style:font-size-complex="8pt"/>
      <style:map style:condition="is-true-formula([.E$7]&lt;=[$Sheet1.$C$4])" style:apply-style-name="Black" style:base-cell-address="Sheet1.E7"/>
      <style:map style:condition="is-true-formula([.E$7]&gt;[$Sheet1.$C$4])" style:apply-style-name="White" style:base-cell-address="Sheet1.E7"/>
    </style:style>
    <style:style style:name="ce21" style:family="table-cell" style:parent-style-name="Default">
      <style:table-cell-properties fo:border="0.02mm solid #000000" style:vertical-align="middle"/>
      <style:map style:condition="is-true-formula([.E$7]&lt;=[$Sheet1.$C$4])" style:apply-style-name="Black" style:base-cell-address="Sheet1.E7"/>
      <style:map style:condition="is-true-formula([.E$7]&gt;[$Sheet1.$C$4])" style:apply-style-name="White" style:base-cell-address="Sheet1.E7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Black">
      <style:table-cell-properties style:vertical-align="middle"/>
      <style:map style:condition="is-true-formula([.E$7]&lt;=[$Sheet1.$C$4])" style:apply-style-name="Black" style:base-cell-address="Sheet1.E7"/>
      <style:map style:condition="is-true-formula([.E$7]&gt;[$Sheet1.$C$4])" style:apply-style-name="White" style:base-cell-address="Sheet1.E7"/>
    </style:style>
    <style:style style:name="ce25" style:family="table-cell" style:parent-style-name="Default">
      <style:text-properties fo:font-size="8pt" style:font-size-asian="8pt" style:font-size-complex="8pt"/>
      <style:map style:condition="is-true-formula([.E$7]&lt;=[$Sheet1.$C$4])" style:apply-style-name="Black" style:base-cell-address="Sheet1.E7"/>
      <style:map style:condition="is-true-formula([.E$7]&gt;[$Sheet1.$C$4])" style:apply-style-name="White" style:base-cell-address="Sheet1.E7"/>
    </style:style>
    <style:style style:name="ce26" style:family="table-cell" style:parent-style-name="Default" style:data-style-name="N5037">
      <style:table-cell-properties style:rotation-angle="90"/>
      <style:text-properties fo:font-size="8pt" style:font-size-asian="8pt" style:font-size-complex="8pt"/>
      <style:map style:condition="is-true-formula([.E$7]&lt;=[$Sheet1.$C$4])" style:apply-style-name="Black" style:base-cell-address="Sheet1.E7"/>
      <style:map style:condition="is-true-formula([.E$7]&gt;[$Sheet1.$C$4])" style:apply-style-name="White" style:base-cell-address="Sheet1.E7"/>
    </style:style>
    <style:style style:name="ce27" style:family="table-cell" style:parent-style-name="Default">
      <style:table-cell-properties style:rotation-angle="9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50" table:default-cell-style-name="Default"/>
        <table:table-column table:style-name="co4" table:number-columns-repeated="970" table:default-cell-style-name="Default"/>
        <table:table-row table:style-name="ro1">
          <table:table-cell/>
          <table:table-cell table:style-name="ce4" office:value-type="string">
            <text:p>Enseignant:</text:p>
          </table:table-cell>
          <table:table-cell office:value-type="string">
            <text:p>Teacher</text:p>
          </table:table-cell>
          <table:table-cell/>
          <table:table-cell table:style-name="ce18" office:value-type="string" table:number-columns-spanned="4" table:number-rows-spanned="1">
            <text:p>Cours:</text:p>
          </table:table-cell>
          <table:covered-table-cell table:style-name="ce22"/>
          <table:covered-table-cell table:style-name="ce22"/>
          <table:covered-table-cell table:style-name="ce22"/>
          <table:table-cell table:style-name="ce23" office:value-type="string" table:number-columns-spanned="20" table:number-rows-spanned="1">
            <text:p>Course_name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number-columns-repeated="996"/>
        </table:table-row>
        <table:table-row table:style-name="ro2">
          <table:table-cell/>
          <table:table-cell table:style-name="ce4" office:value-type="string">
            <text:p>Début:</text:p>
          </table:table-cell>
          <table:table-cell table:style-name="ce10" office:value-type="date" office:date-value="2010-08-20">
            <text:p>20/08/1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Fin:</text:p>
          </table:table-cell>
          <table:table-cell table:style-name="ce10" office:value-type="date" office:date-value="2010-10-20">
            <text:p>20/10/1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Durée:</text:p>
          </table:table-cell>
          <table:table-cell table:style-name="ce11" table:formula="of:=CEILING(([.C3]-[.C2])/7;1)*3" office:value-type="float" office:value="27">
            <text:p>27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Étudiants:</text:p>
          </table:table-cell>
          <table:table-cell table:style-name="ce11" office:value-type="float" office:value="123">
            <text:p>12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1" table:number-columns-spanned="2" table:number-rows-spanned="1"/>
          <table:covered-table-cell table:style-name="ce5"/>
          <table:table-cell table:style-name="ce13"/>
          <table:table-cell table:style-name="ce16" office:value-type="string">
            <text:p>Journée: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35">
            <text:p>35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37">
            <text:p>37</text:p>
          </table:table-cell>
          <table:table-cell table:style-name="ce25" office:value-type="float" office:value="38">
            <text:p>38</text:p>
          </table:table-cell>
          <table:table-cell table:style-name="ce25" office:value-type="float" office:value="39">
            <text:p>39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42">
            <text:p>42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46">
            <text:p>46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48">
            <text:p>48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50">
            <text:p>50</text:p>
          </table:table-cell>
          <table:table-cell table:number-columns-repeated="970"/>
        </table:table-row>
        <table:table-row table:style-name="ro3">
          <table:table-cell table:style-name="ce2" office:value-type="string" table:number-columns-spanned="2" table:number-rows-spanned="1">
            <text:p>Étudiant</text:p>
          </table:table-cell>
          <table:covered-table-cell table:style-name="ce6"/>
          <table:table-cell table:style-name="ce14" office:value-type="string">
            <text:p>Login</text:p>
          </table:table-cell>
          <table:table-cell table:style-name="ce6" office:value-type="string">
            <text:p>Mot de passe</text:p>
          </table:table-cell>
          <table:table-cell table:style-name="ce20" table:formula="of:=[.C2]" office:value-type="date" office:date-value="2010-08-20">
            <text:p>20/08/10</text:p>
          </table:table-cell>
          <table:table-cell table:style-name="ce20" table:formula="of:=[.E8]+2" office:value-type="date" office:date-value="2010-08-22">
            <text:p>22/08/10</text:p>
          </table:table-cell>
          <table:table-cell table:style-name="ce20" table:formula="of:=[.F8]+2" office:value-type="date" office:date-value="2010-08-24">
            <text:p>24/08/10</text:p>
          </table:table-cell>
          <table:table-cell table:style-name="ce20" table:formula="of:=[.E8]+7" office:value-type="date" office:date-value="2010-08-27">
            <text:p>27/08/10</text:p>
          </table:table-cell>
          <table:table-cell table:style-name="ce20" table:formula="of:=[.F8]+7" office:value-type="date" office:date-value="2010-08-29">
            <text:p>29/08/10</text:p>
          </table:table-cell>
          <table:table-cell table:style-name="ce20" table:formula="of:=[.G8]+7" office:value-type="date" office:date-value="2010-08-31">
            <text:p>31/08/10</text:p>
          </table:table-cell>
          <table:table-cell table:style-name="ce20" table:formula="of:=[.H8]+7" office:value-type="date" office:date-value="2010-09-03">
            <text:p>03/09/10</text:p>
          </table:table-cell>
          <table:table-cell table:style-name="ce20" table:formula="of:=[.I8]+7" office:value-type="date" office:date-value="2010-09-05">
            <text:p>05/09/10</text:p>
          </table:table-cell>
          <table:table-cell table:style-name="ce20" table:formula="of:=[.J8]+7" office:value-type="date" office:date-value="2010-09-07">
            <text:p>07/09/10</text:p>
          </table:table-cell>
          <table:table-cell table:style-name="ce20" table:formula="of:=[.K8]+7" office:value-type="date" office:date-value="2010-09-10">
            <text:p>10/09/10</text:p>
          </table:table-cell>
          <table:table-cell table:style-name="ce20" table:formula="of:=[.L8]+7" office:value-type="date" office:date-value="2010-09-12">
            <text:p>12/09/10</text:p>
          </table:table-cell>
          <table:table-cell table:style-name="ce20" table:formula="of:=[.M8]+7" office:value-type="date" office:date-value="2010-09-14">
            <text:p>14/09/10</text:p>
          </table:table-cell>
          <table:table-cell table:style-name="ce20" table:formula="of:=[.N8]+7" office:value-type="date" office:date-value="2010-09-17">
            <text:p>17/09/10</text:p>
          </table:table-cell>
          <table:table-cell table:style-name="ce20" table:formula="of:=[.O8]+7" office:value-type="date" office:date-value="2010-09-19">
            <text:p>19/09/10</text:p>
          </table:table-cell>
          <table:table-cell table:style-name="ce20" table:formula="of:=[.P8]+7" office:value-type="date" office:date-value="2010-09-21">
            <text:p>21/09/10</text:p>
          </table:table-cell>
          <table:table-cell table:style-name="ce20" table:formula="of:=[.Q8]+7" office:value-type="date" office:date-value="2010-09-24">
            <text:p>24/09/10</text:p>
          </table:table-cell>
          <table:table-cell table:style-name="ce20" table:formula="of:=[.R8]+7" office:value-type="date" office:date-value="2010-09-26">
            <text:p>26/09/10</text:p>
          </table:table-cell>
          <table:table-cell table:style-name="ce20" table:formula="of:=[.S8]+7" office:value-type="date" office:date-value="2010-09-28">
            <text:p>28/09/10</text:p>
          </table:table-cell>
          <table:table-cell table:style-name="ce20" table:formula="of:=[.T8]+7" office:value-type="date" office:date-value="2010-10-01">
            <text:p>01/10/10</text:p>
          </table:table-cell>
          <table:table-cell table:style-name="ce20" table:formula="of:=[.U8]+7" office:value-type="date" office:date-value="2010-10-03">
            <text:p>03/10/10</text:p>
          </table:table-cell>
          <table:table-cell table:style-name="ce20" table:formula="of:=[.V8]+7" office:value-type="date" office:date-value="2010-10-05">
            <text:p>05/10/10</text:p>
          </table:table-cell>
          <table:table-cell table:style-name="ce20" table:formula="of:=[.W8]+7" office:value-type="date" office:date-value="2010-10-08">
            <text:p>08/10/10</text:p>
          </table:table-cell>
          <table:table-cell table:style-name="ce20" table:formula="of:=[.X8]+7" office:value-type="date" office:date-value="2010-10-10">
            <text:p>10/10/10</text:p>
          </table:table-cell>
          <table:table-cell table:style-name="ce20" table:formula="of:=[.Y8]+7" office:value-type="date" office:date-value="2010-10-12">
            <text:p>12/10/10</text:p>
          </table:table-cell>
          <table:table-cell table:style-name="ce20" table:formula="of:=[.Z8]+7" office:value-type="date" office:date-value="2010-10-15">
            <text:p>15/10/10</text:p>
          </table:table-cell>
          <table:table-cell table:style-name="ce20" table:formula="of:=[.AA8]+7" office:value-type="date" office:date-value="2010-10-17">
            <text:p>17/10/10</text:p>
          </table:table-cell>
          <table:table-cell table:style-name="ce20" table:formula="of:=[.AB8]+7" office:value-type="date" office:date-value="2010-10-19">
            <text:p>19/10/10</text:p>
          </table:table-cell>
          <table:table-cell table:style-name="ce20" table:formula="of:=[.AC8]+7" office:value-type="date" office:date-value="2010-10-22">
            <text:p>22/10/10</text:p>
          </table:table-cell>
          <table:table-cell table:style-name="ce20" table:formula="of:=[.AD8]+7" office:value-type="date" office:date-value="2010-10-24">
            <text:p>24/10/10</text:p>
          </table:table-cell>
          <table:table-cell table:style-name="ce20" table:formula="of:=[.AE8]+7" office:value-type="date" office:date-value="2010-10-26">
            <text:p>26/10/10</text:p>
          </table:table-cell>
          <table:table-cell table:style-name="ce20" table:formula="of:=[.AF8]+7" office:value-type="date" office:date-value="2010-10-29">
            <text:p>29/10/10</text:p>
          </table:table-cell>
          <table:table-cell table:style-name="ce20" table:formula="of:=[.AG8]+7" office:value-type="date" office:date-value="2010-10-31">
            <text:p>31/10/10</text:p>
          </table:table-cell>
          <table:table-cell table:style-name="ce20" table:formula="of:=[.AH8]+7" office:value-type="date" office:date-value="2010-11-02">
            <text:p>02/11/10</text:p>
          </table:table-cell>
          <table:table-cell table:style-name="ce20" table:formula="of:=[.AI8]+7" office:value-type="date" office:date-value="2010-11-05">
            <text:p>05/11/10</text:p>
          </table:table-cell>
          <table:table-cell table:style-name="ce20" table:formula="of:=[.AJ8]+7" office:value-type="date" office:date-value="2010-11-07">
            <text:p>07/11/10</text:p>
          </table:table-cell>
          <table:table-cell table:style-name="ce20" table:formula="of:=[.AK8]+7" office:value-type="date" office:date-value="2010-11-09">
            <text:p>09/11/10</text:p>
          </table:table-cell>
          <table:table-cell table:style-name="ce20" table:formula="of:=[.AL8]+7" office:value-type="date" office:date-value="2010-11-12">
            <text:p>12/11/10</text:p>
          </table:table-cell>
          <table:table-cell table:style-name="ce26" table:formula="of:=[.AM8]+7" office:value-type="date" office:date-value="2010-11-14">
            <text:p>14/11/10</text:p>
          </table:table-cell>
          <table:table-cell table:style-name="ce26" table:formula="of:=[.AN8]+7" office:value-type="date" office:date-value="2010-11-16">
            <text:p>16/11/10</text:p>
          </table:table-cell>
          <table:table-cell table:style-name="ce26" table:formula="of:=[.AO8]+7" office:value-type="date" office:date-value="2010-11-19">
            <text:p>19/11/10</text:p>
          </table:table-cell>
          <table:table-cell table:style-name="ce26" table:formula="of:=[.AP8]+7" office:value-type="date" office:date-value="2010-11-21">
            <text:p>21/11/10</text:p>
          </table:table-cell>
          <table:table-cell table:style-name="ce26" table:formula="of:=[.AQ8]+7" office:value-type="date" office:date-value="2010-11-23">
            <text:p>23/11/10</text:p>
          </table:table-cell>
          <table:table-cell table:style-name="ce26" table:formula="of:=[.AR8]+7" office:value-type="date" office:date-value="2010-11-26">
            <text:p>26/11/10</text:p>
          </table:table-cell>
          <table:table-cell table:style-name="ce26" table:formula="of:=[.AS8]+7" office:value-type="date" office:date-value="2010-11-28">
            <text:p>28/11/10</text:p>
          </table:table-cell>
          <table:table-cell table:style-name="ce26" table:formula="of:=[.AT8]+7" office:value-type="date" office:date-value="2010-11-30">
            <text:p>30/11/10</text:p>
          </table:table-cell>
          <table:table-cell table:style-name="ce26" table:formula="of:=[.AU8]+7" office:value-type="date" office:date-value="2010-12-03">
            <text:p>03/12/10</text:p>
          </table:table-cell>
          <table:table-cell table:style-name="ce26" table:formula="of:=[.AV8]+7" office:value-type="date" office:date-value="2010-12-05">
            <text:p>05/12/10</text:p>
          </table:table-cell>
          <table:table-cell table:style-name="ce26" table:formula="of:=[.AW8]+7" office:value-type="date" office:date-value="2010-12-07">
            <text:p>07/12/10</text:p>
          </table:table-cell>
          <table:table-cell table:style-name="ce26" table:formula="of:=[.AX8]+7" office:value-type="date" office:date-value="2010-12-10">
            <text:p>10/12/10</text:p>
          </table:table-cell>
          <table:table-cell table:style-name="ce26" table:formula="of:=[.AY8]+7" office:value-type="date" office:date-value="2010-12-12">
            <text:p>12/12/10</text:p>
          </table:table-cell>
          <table:table-cell table:style-name="ce27" table:number-columns-repeated="970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7" office:value-type="string">
            <text:p>Nom01</text:p>
          </table:table-cell>
          <table:table-cell table:style-name="ce15" office:value-type="string">
            <text:p>Login01</text:p>
          </table:table-cell>
          <table:table-cell table:style-name="ce17" office:value-type="string">
            <text:p>Passe01</text:p>
          </table:table-cell>
          <table:table-cell table:style-name="ce21" table:number-columns-repeated="21"/>
          <table:table-cell table:style-name="ce24"/>
          <table:table-cell table:style-name="ce21" table:number-columns-repeated="28"/>
          <table:table-cell table:style-name="ce22" table:number-columns-repeated="970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8" office:value-type="string">
            <text:p>Nom02</text:p>
          </table:table-cell>
          <table:table-cell table:style-name="ce15" office:value-type="string">
            <text:p>Login02</text:p>
          </table:table-cell>
          <table:table-cell table:style-name="ce17" office:value-type="string">
            <text:p>Passe02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8" office:value-type="string">
            <text:p>Nom03</text:p>
          </table:table-cell>
          <table:table-cell table:style-name="ce15" office:value-type="string">
            <text:p>Login03</text:p>
          </table:table-cell>
          <table:table-cell table:style-name="ce17" office:value-type="string">
            <text:p>Passe03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8" office:value-type="string">
            <text:p>Nom04</text:p>
          </table:table-cell>
          <table:table-cell table:style-name="ce15" office:value-type="string">
            <text:p>Login04</text:p>
          </table:table-cell>
          <table:table-cell table:style-name="ce17" office:value-type="string">
            <text:p>Passe04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8" office:value-type="string">
            <text:p>Nom05</text:p>
          </table:table-cell>
          <table:table-cell table:style-name="ce15" office:value-type="string">
            <text:p>Login05</text:p>
          </table:table-cell>
          <table:table-cell table:style-name="ce17" office:value-type="string">
            <text:p>Passe05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8" office:value-type="string">
            <text:p>Nom06</text:p>
          </table:table-cell>
          <table:table-cell table:style-name="ce15" office:value-type="string">
            <text:p>Login06</text:p>
          </table:table-cell>
          <table:table-cell table:style-name="ce17" office:value-type="string">
            <text:p>Passe06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8" office:value-type="string">
            <text:p>Nom07</text:p>
          </table:table-cell>
          <table:table-cell table:style-name="ce15" office:value-type="string">
            <text:p>Login07</text:p>
          </table:table-cell>
          <table:table-cell table:style-name="ce17" office:value-type="string">
            <text:p>Passe07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8" office:value-type="string">
            <text:p>Nom08</text:p>
          </table:table-cell>
          <table:table-cell table:style-name="ce15" office:value-type="string">
            <text:p>Login08</text:p>
          </table:table-cell>
          <table:table-cell table:style-name="ce17" office:value-type="string">
            <text:p>Passe08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8" office:value-type="string">
            <text:p>Nom09</text:p>
          </table:table-cell>
          <table:table-cell table:style-name="ce15" office:value-type="string">
            <text:p>Login09</text:p>
          </table:table-cell>
          <table:table-cell table:style-name="ce17" office:value-type="string">
            <text:p>Passe09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8" office:value-type="string">
            <text:p>Nom10</text:p>
          </table:table-cell>
          <table:table-cell table:style-name="ce15" office:value-type="string">
            <text:p>Login10</text:p>
          </table:table-cell>
          <table:table-cell table:style-name="ce17" office:value-type="string">
            <text:p>Passe10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8" office:value-type="string">
            <text:p>Nom11</text:p>
          </table:table-cell>
          <table:table-cell table:style-name="ce15" office:value-type="string">
            <text:p>Login11</text:p>
          </table:table-cell>
          <table:table-cell table:style-name="ce17" office:value-type="string">
            <text:p>Passe11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8" office:value-type="string">
            <text:p>Nom12</text:p>
          </table:table-cell>
          <table:table-cell table:style-name="ce15" office:value-type="string">
            <text:p>Login12</text:p>
          </table:table-cell>
          <table:table-cell table:style-name="ce17" office:value-type="string">
            <text:p>Passe12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8" office:value-type="string">
            <text:p>Nom13</text:p>
          </table:table-cell>
          <table:table-cell table:style-name="ce15" office:value-type="string">
            <text:p>Login13</text:p>
          </table:table-cell>
          <table:table-cell table:style-name="ce17" office:value-type="string">
            <text:p>Passe13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8" office:value-type="string">
            <text:p>Nom14</text:p>
          </table:table-cell>
          <table:table-cell table:style-name="ce15" office:value-type="string">
            <text:p>Login14</text:p>
          </table:table-cell>
          <table:table-cell table:style-name="ce17" office:value-type="string">
            <text:p>Passe14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8" office:value-type="string">
            <text:p>Nom15</text:p>
          </table:table-cell>
          <table:table-cell table:style-name="ce15" office:value-type="string">
            <text:p>Login15</text:p>
          </table:table-cell>
          <table:table-cell table:style-name="ce17" office:value-type="string">
            <text:p>Passe15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8" office:value-type="string">
            <text:p>Nom16</text:p>
          </table:table-cell>
          <table:table-cell table:style-name="ce15" office:value-type="string">
            <text:p>Login16</text:p>
          </table:table-cell>
          <table:table-cell table:style-name="ce17" office:value-type="string">
            <text:p>Passe16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8" office:value-type="string">
            <text:p>Nom17</text:p>
          </table:table-cell>
          <table:table-cell table:style-name="ce15" office:value-type="string">
            <text:p>Login17</text:p>
          </table:table-cell>
          <table:table-cell table:style-name="ce17" office:value-type="string">
            <text:p>Passe17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8" office:value-type="string">
            <text:p>Nom18</text:p>
          </table:table-cell>
          <table:table-cell table:style-name="ce15" office:value-type="string">
            <text:p>Login18</text:p>
          </table:table-cell>
          <table:table-cell table:style-name="ce17" office:value-type="string">
            <text:p>Passe18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8" office:value-type="string">
            <text:p>Nom19</text:p>
          </table:table-cell>
          <table:table-cell table:style-name="ce15" office:value-type="string">
            <text:p>Login19</text:p>
          </table:table-cell>
          <table:table-cell table:style-name="ce17" office:value-type="string">
            <text:p>Passe19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8" office:value-type="string">
            <text:p>Nom20</text:p>
          </table:table-cell>
          <table:table-cell table:style-name="ce15" office:value-type="string">
            <text:p>Login20</text:p>
          </table:table-cell>
          <table:table-cell table:style-name="ce17" office:value-type="string">
            <text:p>Passe20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8" office:value-type="string">
            <text:p>Nom21</text:p>
          </table:table-cell>
          <table:table-cell table:style-name="ce15" office:value-type="string">
            <text:p>Login21</text:p>
          </table:table-cell>
          <table:table-cell table:style-name="ce17" office:value-type="string">
            <text:p>Passe21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22">
            <text:p>22</text:p>
          </table:table-cell>
          <table:table-cell table:style-name="ce8" office:value-type="string">
            <text:p>Nom22</text:p>
          </table:table-cell>
          <table:table-cell table:style-name="ce15" office:value-type="string">
            <text:p>Login22</text:p>
          </table:table-cell>
          <table:table-cell table:style-name="ce17" office:value-type="string">
            <text:p>Passe22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8" office:value-type="string">
            <text:p>Nom23</text:p>
          </table:table-cell>
          <table:table-cell table:style-name="ce15" office:value-type="string">
            <text:p>Login23</text:p>
          </table:table-cell>
          <table:table-cell table:style-name="ce17" office:value-type="string">
            <text:p>Passe23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8" office:value-type="string">
            <text:p>Nom24</text:p>
          </table:table-cell>
          <table:table-cell table:style-name="ce15" office:value-type="string">
            <text:p>Login24</text:p>
          </table:table-cell>
          <table:table-cell table:style-name="ce17" office:value-type="string">
            <text:p>Passe24</text:p>
          </table:table-cell>
          <table:table-cell table:style-name="ce21" table:number-columns-repeated="50"/>
          <table:table-cell table:style-name="ce22" table:number-columns-repeated="970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fo:color="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hite" style:family="table-cell" style:parent-style-name="Default">
      <style:table-cell-properties fo:background-color="transparent" fo:border="none"/>
      <style:text-properties fo:color="#ffffff" fo:font-size="8pt"/>
    </style:style>
    <style:style style:name="Black" style:family="table-cell" style:parent-style-name="Default">
      <style:table-cell-properties fo:border="0.02mm solid #000000"/>
      <style:text-properties fo:font-size="8pt"/>
    </style:style>
    <style:style style:name="White_5f_borders" style:display-name="White_borders" style:family="table-cell" style:parent-style-name="Default">
      <style:table-cell-properties fo:border="0.02mm solid #000000"/>
      <style:text-properties fo:color="#ffffff"/>
    </style:style>
    <style:style style:name="Black_5f_big" style:display-name="Black_big" style:family="table-cell" style:parent-style-name="White_5f_borders">
      <style:table-cell-properties style:vertical-align="middle"/>
      <style:text-properties fo:color="#000000"/>
    </style:style>
  </office:styles>
  <office:automatic-styles>
    <style:page-layout style:name="Mpm1">
      <style:page-layout-properties fo:page-width="296.99mm" fo:page-height="209.99mm" style:num-format="1" style:print-orientation="landscape" style:scale-to-pages="1" style:table-centering="horizontal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23/03/2012</text:date>, <text:time>20:5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14T11:58:56</meta:creation-date>
    <dc:date>2012-03-23T20:59:55</dc:date>
    <meta:editing-duration>PT10H35M20S</meta:editing-duration>
    <meta:editing-cycles>23</meta:editing-cycles>
    <meta:generator>NeoOffice/3.2.1$Unix OpenOffice.org_project/Patch 4</meta:generator>
    <meta:document-statistic meta:table-count="3" meta:cell-count="212" meta:object-count="0"/>
  </office:meta>
</office:document-meta>
</file>